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Noto Sans Devanagari UI" svg:font-family="'Noto Sans Devanagari UI'" style:font-family-generic="swiss"/>
    <style:font-face style:name="Times New Roman2" svg:font-family="'Times New Roman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0mm" table:align="left"/>
    </style:style>
    <style:style style:name="Table1.A" style:family="table-column">
      <style:table-column-properties style:column-width="44.31mm"/>
    </style:style>
    <style:style style:name="Table1.B" style:family="table-column">
      <style:table-column-properties style:column-width="125.6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Liberation Serif" fo:font-size="14pt" fo:language="ru" fo:country="RU" officeooo:rsid="0065a49c" officeooo:paragraph-rsid="0065a49c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Liberation Serif" fo:font-size="14pt" fo:language="ru" fo:country="RU" officeooo:rsid="001d5e69" officeooo:paragraph-rsid="001d5e69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4pt" fo:language="ru" fo:country="RU" officeooo:rsid="001d5e69" officeooo:paragraph-rsid="001d5e69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officeooo:paragraph-rsid="001d5e69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2pt" fo:language="ru" fo:country="RU" officeooo:rsid="00249216" officeooo:paragraph-rsid="001d5e69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2pt" fo:language="ru" fo:country="RU" officeooo:rsid="00293611" officeooo:paragraph-rsid="001d5e69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2pt" fo:language="ru" fo:country="RU" officeooo:rsid="001d5e69" officeooo:paragraph-rsid="001d5e69" style:font-size-asian="12pt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1d5e69" style:font-size-asian="12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fo:font-size="12pt" fo:language="ru" fo:country="RU" officeooo:rsid="003c75b9" officeooo:paragraph-rsid="001d5e69" style:font-size-asian="12pt" style:font-size-complex="12pt"/>
    </style:style>
    <style:style style:name="P10" style:family="paragraph" style:parent-style-name="Standard">
      <style:text-properties style:font-name="Liberation Serif" officeooo:rsid="001b9a51" officeooo:paragraph-rsid="00677f12"/>
    </style:style>
    <style:style style:name="P11" style:family="paragraph" style:parent-style-name="Standard">
      <style:text-properties style:font-name="Liberation Serif" officeooo:rsid="001e39a4" officeooo:paragraph-rsid="00677f12"/>
    </style:style>
    <style:style style:name="P12" style:family="paragraph" style:parent-style-name="Standard">
      <style:text-properties style:font-name="Liberation Serif" officeooo:rsid="0020e689" officeooo:paragraph-rsid="00677f12"/>
    </style:style>
    <style:style style:name="P13" style:family="paragraph" style:parent-style-name="Standard">
      <style:text-properties style:font-name="Liberation Serif" officeooo:rsid="00226103" officeooo:paragraph-rsid="00677f12"/>
    </style:style>
    <style:style style:name="P14" style:family="paragraph" style:parent-style-name="Standard">
      <style:text-properties style:font-name="Liberation Serif" officeooo:rsid="0023ef9c" officeooo:paragraph-rsid="00677f12"/>
    </style:style>
    <style:style style:name="P15" style:family="paragraph" style:parent-style-name="Standard">
      <style:text-properties style:font-name="Liberation Serif" officeooo:rsid="002b5351" officeooo:paragraph-rsid="00677f12"/>
    </style:style>
    <style:style style:name="P16" style:family="paragraph" style:parent-style-name="Standard">
      <style:text-properties style:font-name="Liberation Serif" officeooo:rsid="002f4aea" officeooo:paragraph-rsid="00677f12"/>
    </style:style>
    <style:style style:name="P17" style:family="paragraph" style:parent-style-name="Standard">
      <style:text-properties style:font-name="Liberation Serif" officeooo:rsid="00309981" officeooo:paragraph-rsid="00677f12"/>
    </style:style>
    <style:style style:name="P18" style:family="paragraph" style:parent-style-name="Standard">
      <style:text-properties style:font-name="Liberation Serif" officeooo:rsid="003279f9" officeooo:paragraph-rsid="00677f12"/>
    </style:style>
    <style:style style:name="P19" style:family="paragraph" style:parent-style-name="Text_20_body">
      <style:paragraph-properties fo:margin-top="0mm" fo:margin-bottom="0mm" style:contextual-spacing="false" fo:line-height="100%" fo:text-align="start" style:justify-single-word="false"/>
      <style:text-properties style:font-name="Liberation Serif" fo:font-size="12pt" officeooo:rsid="0053a6d8" officeooo:paragraph-rsid="00656d3e" style:font-size-asian="12pt" style:font-size-complex="12pt"/>
    </style:style>
    <style:style style:name="P20" style:family="paragraph" style:parent-style-name="Text_20_body">
      <style:paragraph-properties fo:margin-top="0mm" fo:margin-bottom="0mm" style:contextual-spacing="false" fo:line-height="100%" fo:text-align="start" style:justify-single-word="false"/>
      <style:text-properties style:font-name="Liberation Serif" fo:font-size="12pt" officeooo:rsid="005a053d" officeooo:paragraph-rsid="00656d3e" style:font-size-asian="12pt" style:font-size-complex="12pt"/>
    </style:style>
    <style:style style:name="P21" style:family="paragraph" style:parent-style-name="Text_20_body">
      <style:paragraph-properties fo:margin-top="0mm" fo:margin-bottom="0mm" style:contextual-spacing="false" fo:line-height="100%" fo:text-align="start" style:justify-single-word="false"/>
      <style:text-properties style:font-name="Liberation Serif" fo:font-size="12pt" officeooo:rsid="0064f340" officeooo:paragraph-rsid="00656d3e" style:font-size-asian="12pt" style:font-size-complex="12pt"/>
    </style:style>
    <style:style style:name="P22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Liberation Serif" fo:font-size="12pt" fo:language="ru" fo:country="RU" officeooo:rsid="00677f12" officeooo:paragraph-rsid="00677f12" style:font-size-asian="12pt" style:font-size-complex="12pt"/>
    </style:style>
    <style:style style:name="P23" style:family="paragraph" style:parent-style-name="Text_20_body">
      <style:paragraph-properties fo:margin-top="0mm" fo:margin-bottom="0mm" style:contextual-spacing="false" fo:line-height="100%" fo:text-align="start" style:justify-single-word="false"/>
      <style:text-properties style:font-name="Liberation Serif" fo:font-size="12pt" fo:language="ru" fo:country="RU" officeooo:rsid="00677f12" officeooo:paragraph-rsid="00677f12" style:font-size-asian="12pt" style:font-size-complex="12pt"/>
    </style:style>
    <style:style style:name="P24" style:family="paragraph" style:parent-style-name="Text_20_body">
      <style:paragraph-properties fo:margin-top="0mm" fo:margin-bottom="0mm" style:contextual-spacing="false" fo:line-height="100%"/>
      <style:text-properties style:font-name="Liberation Serif" officeooo:rsid="003279f9" officeooo:paragraph-rsid="00677f12"/>
    </style:style>
    <style:style style:name="P25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keep-together="auto" fo:orphans="0" fo:widows="0" fo:text-indent="0mm" style:auto-text-indent="false" fo:background-color="transparent" fo:keep-with-next="auto" style:writing-mode="lr-tb"/>
      <style:text-properties style:font-name="Liberation Serif" fo:font-size="12pt" fo:language="ru" fo:country="RU" officeooo:rsid="001d5e69" officeooo:paragraph-rsid="00405018" style:font-size-asian="12pt" style:font-size-complex="12pt"/>
    </style:style>
    <style:style style:name="P26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keep-together="auto" fo:orphans="0" fo:widows="0" fo:text-indent="0mm" style:auto-text-indent="false" fo:background-color="transparent" fo:keep-with-next="auto" style:writing-mode="lr-tb"/>
      <style:text-properties fo:color="#000000" loext:opacity="100%" style:font-name="Liberation Serif" fo:font-size="12pt" fo:letter-spacing="normal" fo:language="ru" fo:country="RU" officeooo:rsid="002334e3" officeooo:paragraph-rsid="00381b2e" style:font-size-asian="12pt" style:font-size-complex="12pt" style:text-scale="100%"/>
    </style:style>
    <style:style style:name="P27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fo:color="#000000" loext:opacity="100%" style:font-name="Liberation Serif" fo:font-size="12pt" fo:letter-spacing="normal" fo:language="ru" fo:country="RU" fo:font-style="italic" officeooo:rsid="0041f2ea" officeooo:paragraph-rsid="00405018" style:font-size-asian="12pt" style:font-style-asian="italic" style:font-size-complex="12pt" style:font-style-complex="italic" style:text-scale="100%"/>
    </style:style>
    <style:style style:name="P28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fo:color="#000000" loext:opacity="100%" style:font-name="Liberation Serif" fo:font-size="12pt" fo:letter-spacing="normal" fo:language="ru" fo:country="RU" fo:font-style="normal" officeooo:rsid="005daf4b" officeooo:paragraph-rsid="005daf4b" style:font-size-asian="12pt" style:font-style-asian="normal" style:font-size-complex="12pt" style:font-style-complex="normal" style:text-scale="100%"/>
    </style:style>
    <style:style style:name="P29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fo:color="#000000" loext:opacity="100%" style:font-name="Liberation Serif" fo:font-size="12pt" fo:letter-spacing="normal" fo:language="ru" fo:country="RU" fo:font-style="normal" officeooo:rsid="00468769" officeooo:paragraph-rsid="00468769" style:font-size-asian="12pt" style:font-style-asian="normal" style:font-size-complex="12pt" style:font-style-complex="normal" style:text-scale="100%"/>
    </style:style>
    <style:style style:name="P30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fo:color="#000000" loext:opacity="100%" style:font-name="Liberation Serif" fo:font-size="12pt" fo:letter-spacing="normal" fo:language="ru" fo:country="RU" fo:font-style="normal" officeooo:rsid="0046b6d0" officeooo:paragraph-rsid="00468769" style:font-size-asian="12pt" style:font-style-asian="normal" style:font-size-complex="12pt" style:font-style-complex="normal" style:text-scale="100%"/>
    </style:style>
    <style:style style:name="P31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fo:color="#000000" loext:opacity="100%" style:font-name="Liberation Serif" fo:font-size="12pt" fo:letter-spacing="normal" fo:language="ru" fo:country="RU" officeooo:rsid="002334e3" officeooo:paragraph-rsid="00381b2e" style:font-size-asian="12pt" style:font-size-complex="12pt" style:text-scale="100%"/>
    </style:style>
    <style:style style:name="P32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style:font-name="Liberation Serif" fo:font-size="12pt" fo:language="ru" fo:country="RU" fo:font-style="normal" officeooo:rsid="00444653" officeooo:paragraph-rsid="005daf4b" style:font-size-asian="12pt" style:font-style-asian="normal" style:font-size-complex="12pt" style:font-style-complex="normal"/>
    </style:style>
    <style:style style:name="P33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style:font-name="Liberation Serif" fo:font-size="12pt" fo:language="ru" fo:country="RU" fo:font-style="normal" officeooo:rsid="00468769" officeooo:paragraph-rsid="00468769" style:font-size-asian="12pt" style:font-style-asian="normal" style:font-size-complex="12pt" style:font-style-complex="normal"/>
    </style:style>
    <style:style style:name="P34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style:font-name="Liberation Serif" fo:font-size="12pt" fo:language="ru" fo:country="RU" fo:font-style="normal" officeooo:rsid="004a7f57" officeooo:paragraph-rsid="004a7f57" style:font-size-asian="12pt" style:font-style-asian="normal" style:font-size-complex="12pt" style:font-style-complex="normal"/>
    </style:style>
    <style:style style:name="P35" style:family="paragraph" style:parent-style-name="Основной_20_текст">
      <loext:graphic-properties draw:fill="none" draw:fill-color="#ffffff"/>
      <style:paragraph-properties fo:margin-left="0mm" fo:margin-right="0mm" fo:margin-top="0mm" fo:margin-bottom="0mm" style:contextual-spacing="false" fo:line-height="100%" fo:text-align="justify" style:justify-single-word="false" fo:orphans="0" fo:widows="0" fo:text-indent="0mm" style:auto-text-indent="false" fo:background-color="transparent" style:writing-mode="lr-tb"/>
      <style:text-properties style:font-name="Liberation Serif" fo:font-size="12pt" fo:language="ru" fo:country="RU" fo:font-style="normal" officeooo:rsid="0063d543" officeooo:paragraph-rsid="0063d543" style:font-size-asian="12pt" style:font-style-asian="normal" style:font-size-complex="12pt" style:font-style-complex="normal"/>
    </style:style>
    <style:style style:name="P36" style:family="paragraph" style:parent-style-name="Standard">
      <style:text-properties officeooo:paragraph-rsid="006cb5e2"/>
    </style:style>
    <style:style style:name="P37" style:family="paragraph" style:parent-style-name="Table_20_Contents">
      <style:text-properties officeooo:paragraph-rsid="006cb5e2"/>
    </style:style>
    <style:style style:name="P38" style:family="paragraph" style:parent-style-name="Text_20_body">
      <style:text-properties fo:color="#0000ff" loext:opacity="100%" style:font-name="Times New Roman" fo:font-size="10pt" officeooo:rsid="00183ccd" officeooo:paragraph-rsid="006cb5e2" style:font-size-asian="10pt" style:font-size-complex="10pt"/>
    </style:style>
    <style:style style:name="P39" style:family="paragraph" style:parent-style-name="Text_20_body">
      <style:paragraph-properties fo:margin-top="0mm" fo:margin-bottom="0mm" style:contextual-spacing="false" fo:line-height="100%" fo:text-align="start" style:justify-single-word="false"/>
      <style:text-properties style:font-name="Liberation Serif" fo:font-size="12pt" officeooo:rsid="003279f9" officeooo:paragraph-rsid="00677f12" style:font-size-asian="12pt" style:font-size-complex="12pt"/>
    </style:style>
    <style:style style:name="P40" style:family="paragraph" style:parent-style-name="Text_20_body">
      <style:paragraph-properties fo:margin-top="0mm" fo:margin-bottom="0mm" style:contextual-spacing="false" fo:line-height="100%"/>
      <style:text-properties fo:color="#339966" loext:opacity="100%" style:font-name="Times New Roman" fo:font-size="10pt" officeooo:paragraph-rsid="006cb5e2" style:font-size-asian="10pt" style:font-size-complex="10pt"/>
    </style:style>
    <style:style style:name="P41" style:family="paragraph" style:parent-style-name="Text_20_body">
      <style:paragraph-properties fo:margin-top="0mm" fo:margin-bottom="0mm" style:contextual-spacing="false"/>
      <style:text-properties fo:color="#ff0000" loext:opacity="100%" style:font-name="Times New Roman" fo:font-size="10pt" officeooo:paragraph-rsid="006cb5e2" style:font-size-asian="10pt" style:font-size-complex="10pt"/>
    </style:style>
    <style:style style:name="P42" style:family="paragraph" style:parent-style-name="Text_20_body">
      <style:paragraph-properties fo:margin-top="0mm" fo:margin-bottom="0mm" style:contextual-spacing="false"/>
      <style:text-properties fo:color="#0000ff" loext:opacity="100%" style:font-name="Times New Roman" fo:font-size="10pt" officeooo:paragraph-rsid="006cb5e2" style:font-size-asian="10pt" style:font-size-complex="10pt"/>
    </style:style>
    <style:style style:name="P43" style:family="paragraph" style:parent-style-name="Text_20_body">
      <style:paragraph-properties fo:margin-top="0mm" fo:margin-bottom="0mm" style:contextual-spacing="false"/>
      <style:text-properties fo:color="#99cc00" loext:opacity="100%" style:font-name="Times New Roman" fo:font-size="10pt" officeooo:paragraph-rsid="006cb5e2" style:font-size-asian="10pt" style:font-size-complex="10pt"/>
    </style:style>
    <style:style style:name="P44" style:family="paragraph" style:parent-style-name="Text_20_body">
      <style:paragraph-properties fo:margin-top="0mm" fo:margin-bottom="0mm" style:contextual-spacing="false"/>
      <style:text-properties fo:color="#333399" loext:opacity="100%" style:font-name="Times New Roman" fo:font-size="10pt" officeooo:paragraph-rsid="006cb5e2" style:font-size-asian="10pt" style:font-size-complex="10pt"/>
    </style:style>
    <style:style style:name="P45" style:family="paragraph" style:parent-style-name="Text_20_body">
      <style:paragraph-properties fo:margin-top="0mm" fo:margin-bottom="0mm" style:contextual-spacing="false"/>
      <style:text-properties fo:color="#ffcc00" loext:opacity="100%" style:font-name="Times New Roman" fo:font-size="10pt" officeooo:paragraph-rsid="006cb5e2" style:font-size-asian="10pt" style:font-size-complex="10pt"/>
    </style:style>
    <style:style style:name="P46" style:family="paragraph" style:parent-style-name="Text_20_body">
      <style:paragraph-properties fo:margin-top="0mm" fo:margin-bottom="0mm" style:contextual-spacing="false" fo:line-height="100%"/>
      <style:text-properties fo:color="#ffcc00" loext:opacity="100%" style:font-name="Times New Roman" fo:font-size="10pt" officeooo:paragraph-rsid="006cb5e2" style:font-size-asian="10pt" style:font-size-complex="10pt"/>
    </style:style>
    <style:style style:name="P47" style:family="paragraph" style:parent-style-name="Text_20_body">
      <style:paragraph-properties fo:margin-top="0mm" fo:margin-bottom="0mm" style:contextual-spacing="false"/>
      <style:text-properties style:font-name="Times New Roman" fo:font-size="10pt" officeooo:paragraph-rsid="006cb5e2" style:font-size-asian="10pt" style:font-size-complex="10pt"/>
    </style:style>
    <style:style style:name="P48" style:family="paragraph" style:parent-style-name="Text_20_body">
      <style:paragraph-properties fo:margin-top="0mm" fo:margin-bottom="0mm" style:contextual-spacing="false" fo:line-height="100%"/>
      <style:text-properties style:font-name="Times New Roman" fo:font-size="10pt" officeooo:paragraph-rsid="006cb5e2" style:font-size-asian="10pt" style:font-size-complex="10pt"/>
    </style:style>
    <style:style style:name="P49" style:family="paragraph" style:parent-style-name="Text_20_body">
      <style:paragraph-properties fo:margin-top="0mm" fo:margin-bottom="0mm" style:contextual-spacing="false" fo:line-height="100%" fo:text-align="center" style:justify-single-word="false" style:writing-mode="lr-tb"/>
      <style:text-properties style:font-name="Liberation Serif" fo:font-size="12pt" fo:language="ru" fo:country="RU" officeooo:rsid="006cb5e2" officeooo:paragraph-rsid="006cb5e2" style:font-size-asian="12pt" style:font-size-complex="12pt"/>
    </style:style>
    <style:style style:name="T1" style:family="text">
      <style:text-properties fo:color="#000000" loext:opacity="100%" fo:letter-spacing="normal" style:text-scale="100%"/>
    </style:style>
    <style:style style:name="T2" style:family="text">
      <style:text-properties fo:color="#000000" loext:opacity="100%" fo:letter-spacing="normal" officeooo:rsid="003e529d" style:text-scale="100%"/>
    </style:style>
    <style:style style:name="T3" style:family="text">
      <style:text-properties fo:color="#000000" loext:opacity="100%" fo:letter-spacing="normal" officeooo:rsid="00405018" style:text-scale="100%"/>
    </style:style>
    <style:style style:name="T4" style:family="text">
      <style:text-properties fo:color="#000000" loext:opacity="100%" fo:letter-spacing="normal" officeooo:rsid="0041f2ea" style:text-scale="100%"/>
    </style:style>
    <style:style style:name="T5" style:family="text">
      <style:text-properties fo:color="#000000" loext:opacity="100%" fo:letter-spacing="normal" officeooo:rsid="0042f1b3" style:text-scale="100%"/>
    </style:style>
    <style:style style:name="T6" style:family="text">
      <style:text-properties fo:color="#000000" loext:opacity="100%" fo:letter-spacing="normal" officeooo:rsid="0045aab8" style:text-scale="100%"/>
    </style:style>
    <style:style style:name="T7" style:family="text">
      <style:text-properties fo:color="#000000" loext:opacity="100%" fo:letter-spacing="normal" officeooo:rsid="0046b6d0" style:text-scale="100%"/>
    </style:style>
    <style:style style:name="T8" style:family="text">
      <style:text-properties fo:color="#000000" loext:opacity="100%" fo:letter-spacing="normal" officeooo:rsid="004aa953" style:text-scale="100%"/>
    </style:style>
    <style:style style:name="T9" style:family="text">
      <style:text-properties fo:color="#000000" loext:opacity="100%" fo:letter-spacing="normal" officeooo:rsid="004b541b" style:text-scale="100%"/>
    </style:style>
    <style:style style:name="T10" style:family="text">
      <style:text-properties fo:color="#000000" loext:opacity="100%" fo:letter-spacing="normal" officeooo:rsid="004c7bc2" style:text-scale="100%"/>
    </style:style>
    <style:style style:name="T11" style:family="text">
      <style:text-properties fo:color="#000000" loext:opacity="100%" fo:letter-spacing="normal" officeooo:rsid="004ca4e6" style:text-scale="100%"/>
    </style:style>
    <style:style style:name="T12" style:family="text">
      <style:text-properties fo:color="#000000" loext:opacity="100%" fo:letter-spacing="normal" officeooo:rsid="004e95cb" style:text-scale="100%"/>
    </style:style>
    <style:style style:name="T13" style:family="text">
      <style:text-properties fo:color="#000000" loext:opacity="100%" fo:letter-spacing="normal" officeooo:rsid="004e95e4" style:text-scale="100%"/>
    </style:style>
    <style:style style:name="T14" style:family="text">
      <style:text-properties fo:color="#000000" loext:opacity="100%" fo:letter-spacing="normal" officeooo:rsid="004fb088" style:text-scale="100%"/>
    </style:style>
    <style:style style:name="T15" style:family="text">
      <style:text-properties fo:color="#000000" loext:opacity="100%" fo:letter-spacing="normal" officeooo:rsid="00504723" style:text-scale="100%"/>
    </style:style>
    <style:style style:name="T16" style:family="text">
      <style:text-properties fo:color="#000000" loext:opacity="100%" fo:letter-spacing="normal" officeooo:rsid="00509f35" style:text-scale="100%"/>
    </style:style>
    <style:style style:name="T17" style:family="text">
      <style:text-properties fo:color="#000000" loext:opacity="100%" fo:letter-spacing="normal" officeooo:rsid="005c6fc2" style:text-scale="100%"/>
    </style:style>
    <style:style style:name="T18" style:family="text">
      <style:text-properties fo:color="#000000" loext:opacity="100%" fo:letter-spacing="normal" fo:font-style="italic" style:font-style-asian="italic" style:font-style-complex="italic" style:text-scale="100%"/>
    </style:style>
    <style:style style:name="T19" style:family="text">
      <style:text-properties fo:color="#000000" loext:opacity="100%" fo:letter-spacing="normal" fo:font-style="italic" officeooo:rsid="0041f2ea" style:font-style-asian="italic" style:font-style-complex="italic" style:text-scale="100%"/>
    </style:style>
    <style:style style:name="T20" style:family="text">
      <style:text-properties fo:color="#000000" loext:opacity="100%" fo:letter-spacing="normal" fo:font-style="italic" officeooo:rsid="004aa953" style:font-style-asian="italic" style:font-style-complex="italic" style:text-scale="100%"/>
    </style:style>
    <style:style style:name="T21" style:family="text">
      <style:text-properties fo:color="#000000" loext:opacity="100%" fo:letter-spacing="normal" fo:font-style="italic" officeooo:rsid="004ca4e6" style:font-style-asian="italic" style:font-style-complex="italic" style:text-scale="100%"/>
    </style:style>
    <style:style style:name="T22" style:family="text">
      <style:text-properties fo:color="#000000" loext:opacity="100%" fo:letter-spacing="normal" fo:font-style="italic" fo:font-weight="normal" style:font-style-asian="italic" style:font-weight-asian="normal" style:font-style-complex="italic" style:font-weight-complex="normal" style:text-scale="100%"/>
    </style:style>
    <style:style style:name="T23" style:family="text">
      <style:text-properties officeooo:rsid="006d42a7"/>
    </style:style>
    <style:style style:name="T24" style:family="text">
      <style:text-properties officeooo:rsid="006eefbe"/>
    </style:style>
    <style:style style:name="T25" style:family="text">
      <style:text-properties officeooo:rsid="0072d8db"/>
    </style:style>
    <style:style style:name="T26" style:family="text">
      <style:text-properties officeooo:rsid="00801b9c"/>
    </style:style>
    <style:style style:name="T27" style:family="text">
      <style:text-properties officeooo:rsid="0091b37c"/>
    </style:style>
    <style:style style:name="T28" style:family="text">
      <style:text-properties officeooo:rsid="00a0826b"/>
    </style:style>
    <style:style style:name="T29" style:family="text">
      <style:text-properties officeooo:rsid="007b25f3"/>
    </style:style>
    <style:style style:name="T30" style:family="text">
      <style:text-properties officeooo:rsid="0073f437"/>
    </style:style>
    <style:style style:name="T31" style:family="text">
      <style:text-properties officeooo:rsid="00719e0e"/>
    </style:style>
    <style:style style:name="T32" style:family="text">
      <style:text-properties officeooo:rsid="007bcdb0"/>
    </style:style>
    <style:style style:name="T33" style:family="text">
      <style:text-properties officeooo:rsid="007e61e3"/>
    </style:style>
    <style:style style:name="T34" style:family="text">
      <style:text-properties officeooo:rsid="0080e3a5"/>
    </style:style>
    <style:style style:name="T35" style:family="text">
      <style:text-properties officeooo:rsid="00801db8"/>
    </style:style>
    <style:style style:name="T36" style:family="text">
      <style:text-properties officeooo:rsid="00839783"/>
    </style:style>
    <style:style style:name="T37" style:family="text">
      <style:text-properties officeooo:rsid="008df4c1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688880"/>
    </style:style>
    <style:style style:name="T40" style:family="text">
      <style:text-properties fo:language="ru" fo:country="RU" officeooo:rsid="0065a49c"/>
    </style:style>
    <style:style style:name="T41" style:family="text">
      <style:text-properties fo:language="ru" fo:country="RU" officeooo:rsid="0041c7a4"/>
    </style:style>
    <style:style style:name="T42" style:family="text">
      <style:text-properties fo:language="ru" fo:country="RU" officeooo:rsid="001d5e69"/>
    </style:style>
    <style:style style:name="T43" style:family="text">
      <style:text-properties fo:language="ru" fo:country="RU" officeooo:rsid="003996c8"/>
    </style:style>
    <style:style style:name="T44" style:family="text">
      <style:text-properties officeooo:rsid="0041c7a4"/>
    </style:style>
    <style:style style:name="T45" style:family="text">
      <style:text-properties officeooo:rsid="001e39a4"/>
    </style:style>
    <style:style style:name="T46" style:family="text">
      <style:text-properties officeooo:rsid="009846e8"/>
    </style:style>
    <style:style style:name="T47" style:family="text">
      <style:text-properties officeooo:rsid="001f63c6"/>
    </style:style>
    <style:style style:name="T48" style:family="text">
      <style:text-properties officeooo:rsid="00226103"/>
    </style:style>
    <style:style style:name="T49" style:family="text">
      <style:text-properties officeooo:rsid="0098cd45"/>
    </style:style>
    <style:style style:name="T50" style:family="text">
      <style:text-properties officeooo:rsid="0022d741"/>
    </style:style>
    <style:style style:name="T51" style:family="text">
      <style:text-properties officeooo:rsid="009a8cdd"/>
    </style:style>
    <style:style style:name="T52" style:family="text">
      <style:text-properties officeooo:rsid="0023fe98"/>
    </style:style>
    <style:style style:name="T53" style:family="text">
      <style:text-properties officeooo:rsid="0023776d"/>
    </style:style>
    <style:style style:name="T54" style:family="text">
      <style:text-properties officeooo:rsid="002630a8"/>
    </style:style>
    <style:style style:name="T55" style:family="text">
      <style:text-properties officeooo:rsid="002a95b7"/>
    </style:style>
    <style:style style:name="T56" style:family="text">
      <style:text-properties officeooo:rsid="009b34c1"/>
    </style:style>
    <style:style style:name="T57" style:family="text">
      <style:text-properties officeooo:rsid="009c6623"/>
    </style:style>
    <style:style style:name="T58" style:family="text">
      <style:text-properties officeooo:rsid="002d112e"/>
    </style:style>
    <style:style style:name="T59" style:family="text">
      <style:text-properties officeooo:rsid="009ce2be"/>
    </style:style>
    <style:style style:name="T60" style:family="text">
      <style:text-properties officeooo:rsid="009ce304"/>
    </style:style>
    <style:style style:name="T61" style:family="text">
      <style:text-properties officeooo:rsid="002d2855"/>
    </style:style>
    <style:style style:name="T62" style:family="text">
      <style:text-properties officeooo:rsid="002f5e2d"/>
    </style:style>
    <style:style style:name="T63" style:family="text">
      <style:text-properties officeooo:rsid="009d4cc4"/>
    </style:style>
    <style:style style:name="T64" style:family="text">
      <style:text-properties officeooo:rsid="0031b473"/>
    </style:style>
    <style:style style:name="T65" style:family="text">
      <style:text-properties officeooo:rsid="009e7465"/>
    </style:style>
    <style:style style:name="T66" style:family="text">
      <style:text-properties officeooo:rsid="00345158"/>
    </style:style>
    <style:style style:name="T67" style:family="text">
      <style:text-properties officeooo:rsid="009ed998"/>
    </style:style>
    <style:style style:name="T68" style:family="text">
      <style:text-properties officeooo:rsid="009f3e73"/>
    </style:style>
    <style:style style:name="T69" style:family="text">
      <style:text-properties officeooo:rsid="003c11da"/>
    </style:style>
    <style:style style:name="T70" style:family="text">
      <style:text-properties officeooo:rsid="003ab2af"/>
    </style:style>
    <style:style style:name="T71" style:family="text">
      <style:text-properties officeooo:rsid="003d9497"/>
    </style:style>
    <style:style style:name="T72" style:family="text">
      <style:text-properties fo:font-size="12pt" fo:language="en" fo:country="US" fo:font-weight="bold" officeooo:rsid="001d5e69" style:font-size-asian="12pt" style:font-weight-asian="bold" style:font-size-complex="12pt" style:font-weight-complex="bold"/>
    </style:style>
    <style:style style:name="T73" style:family="text">
      <style:text-properties fo:font-size="12pt" fo:language="en" fo:country="US" officeooo:rsid="001d5e69" style:font-size-asian="12pt" style:font-size-complex="12pt"/>
    </style:style>
    <style:style style:name="T74" style:family="text">
      <style:text-properties fo:font-size="12pt" fo:language="en" fo:country="US" officeooo:rsid="0033b366" style:font-size-asian="12pt" style:font-size-complex="12pt"/>
    </style:style>
    <style:style style:name="T75" style:family="text">
      <style:text-properties fo:font-size="12pt" fo:language="ru" fo:country="RU" officeooo:rsid="001d5e69" style:font-size-asian="12pt" style:font-size-complex="12pt"/>
    </style:style>
    <style:style style:name="T76" style:family="text">
      <style:text-properties fo:font-size="12pt" fo:language="ru" fo:country="RU" officeooo:rsid="00249216" style:font-size-asian="12pt" style:font-size-complex="12pt"/>
    </style:style>
    <style:style style:name="T77" style:family="text">
      <style:text-properties fo:font-size="12pt" fo:language="ru" fo:country="RU" officeooo:rsid="0025d7ee" style:font-size-asian="12pt" style:font-size-complex="12pt"/>
    </style:style>
    <style:style style:name="T78" style:family="text">
      <style:text-properties fo:font-size="12pt" fo:language="ru" fo:country="RU" officeooo:rsid="005396cf" style:font-size-asian="12pt" style:font-size-complex="12pt"/>
    </style:style>
    <style:style style:name="T79" style:family="text">
      <style:text-properties fo:font-size="12pt" fo:language="ru" fo:country="RU" officeooo:rsid="001edde1" style:font-size-asian="12pt" style:font-size-complex="12pt"/>
    </style:style>
    <style:style style:name="T80" style:family="text">
      <style:text-properties fo:font-size="12pt" fo:language="ru" fo:country="RU" officeooo:rsid="00513a49" style:font-size-asian="12pt" style:font-size-complex="12pt"/>
    </style:style>
    <style:style style:name="T81" style:family="text">
      <style:text-properties fo:font-size="12pt" fo:language="ru" fo:country="RU" officeooo:rsid="00272e64" style:font-size-asian="12pt" style:font-size-complex="12pt"/>
    </style:style>
    <style:style style:name="T82" style:family="text">
      <style:text-properties fo:font-size="12pt" fo:language="ru" fo:country="RU" officeooo:rsid="002334e3" style:font-size-asian="12pt" style:font-size-complex="12pt"/>
    </style:style>
    <style:style style:name="T83" style:family="text">
      <style:text-properties fo:font-size="12pt" fo:language="ru" fo:country="RU" officeooo:rsid="002875d0" style:font-size-asian="12pt" style:font-size-complex="12pt"/>
    </style:style>
    <style:style style:name="T84" style:family="text">
      <style:text-properties fo:font-size="12pt" fo:language="ru" fo:country="RU" officeooo:rsid="0028df0e" style:font-size-asian="12pt" style:font-size-complex="12pt"/>
    </style:style>
    <style:style style:name="T85" style:family="text">
      <style:text-properties fo:font-size="12pt" fo:language="ru" fo:country="RU" officeooo:rsid="00293611" style:font-size-asian="12pt" style:font-size-complex="12pt"/>
    </style:style>
    <style:style style:name="T86" style:family="text">
      <style:text-properties fo:font-size="12pt" fo:language="ru" fo:country="RU" officeooo:rsid="002b592d" style:font-size-asian="12pt" style:font-size-complex="12pt"/>
    </style:style>
    <style:style style:name="T87" style:family="text">
      <style:text-properties fo:font-size="12pt" fo:language="ru" fo:country="RU" officeooo:rsid="002c4286" style:font-size-asian="12pt" style:font-size-complex="12pt"/>
    </style:style>
    <style:style style:name="T88" style:family="text">
      <style:text-properties fo:font-size="12pt" fo:language="ru" fo:country="RU" officeooo:rsid="002dac0f" style:font-size-asian="12pt" style:font-size-complex="12pt"/>
    </style:style>
    <style:style style:name="T89" style:family="text">
      <style:text-properties fo:font-size="12pt" fo:language="ru" fo:country="RU" officeooo:rsid="002e76ff" style:font-size-asian="12pt" style:font-size-complex="12pt"/>
    </style:style>
    <style:style style:name="T90" style:family="text">
      <style:text-properties fo:font-size="12pt" fo:language="ru" fo:country="RU" officeooo:rsid="0030176c" style:font-size-asian="12pt" style:font-size-complex="12pt"/>
    </style:style>
    <style:style style:name="T91" style:family="text">
      <style:text-properties fo:font-size="12pt" fo:language="ru" fo:country="RU" officeooo:rsid="0030d96b" style:font-size-asian="12pt" style:font-size-complex="12pt"/>
    </style:style>
    <style:style style:name="T92" style:family="text">
      <style:text-properties fo:font-size="12pt" fo:language="ru" fo:country="RU" officeooo:rsid="00586961" style:font-size-asian="12pt" style:font-size-complex="12pt"/>
    </style:style>
    <style:style style:name="T93" style:family="text">
      <style:text-properties fo:font-size="12pt" fo:language="ru" fo:country="RU" officeooo:rsid="00315dbc" style:font-size-asian="12pt" style:font-size-complex="12pt"/>
    </style:style>
    <style:style style:name="T94" style:family="text">
      <style:text-properties fo:font-size="12pt" fo:language="ru" fo:country="RU" officeooo:rsid="0030a78d" style:font-size-asian="12pt" style:font-size-complex="12pt"/>
    </style:style>
    <style:style style:name="T95" style:family="text">
      <style:text-properties fo:font-size="12pt" fo:language="ru" fo:country="RU" officeooo:rsid="0033b366" style:font-size-asian="12pt" style:font-size-complex="12pt"/>
    </style:style>
    <style:style style:name="T96" style:family="text">
      <style:text-properties fo:font-size="12pt" fo:language="ru" fo:country="RU" officeooo:rsid="0035bdef" style:font-size-asian="12pt" style:font-size-complex="12pt"/>
    </style:style>
    <style:style style:name="T97" style:family="text">
      <style:text-properties fo:font-size="12pt" fo:language="ru" fo:country="RU" officeooo:rsid="00378626" style:font-size-asian="12pt" style:font-size-complex="12pt"/>
    </style:style>
    <style:style style:name="T98" style:family="text">
      <style:text-properties fo:font-size="12pt" fo:language="ru" fo:country="RU" officeooo:rsid="005c1345" style:font-size-asian="12pt" style:font-size-complex="12pt"/>
    </style:style>
    <style:style style:name="T99" style:family="text">
      <style:text-properties fo:font-size="12pt" fo:language="ru" fo:country="RU" officeooo:rsid="003803c1" style:font-size-asian="12pt" style:font-size-complex="12pt"/>
    </style:style>
    <style:style style:name="T100" style:family="text">
      <style:text-properties fo:font-size="12pt" fo:language="ru" fo:country="RU" officeooo:rsid="0037a89c" style:font-size-asian="12pt" style:font-size-complex="12pt"/>
    </style:style>
    <style:style style:name="T101" style:family="text">
      <style:text-properties fo:font-size="12pt" fo:language="ru" fo:country="RU" officeooo:rsid="003a23f4" style:font-size-asian="12pt" style:font-size-complex="12pt"/>
    </style:style>
    <style:style style:name="T102" style:family="text">
      <style:text-properties fo:font-size="12pt" fo:language="ru" fo:country="RU" officeooo:rsid="003aac05" style:font-size-asian="12pt" style:font-size-complex="12pt"/>
    </style:style>
    <style:style style:name="T103" style:family="text">
      <style:text-properties fo:font-size="12pt" fo:language="ru" fo:country="RU" officeooo:rsid="003b3a21" style:font-size-asian="12pt" style:font-size-complex="12pt"/>
    </style:style>
    <style:style style:name="T104" style:family="text">
      <style:text-properties fo:font-size="12pt" fo:language="ru" fo:country="RU" officeooo:rsid="003c75b9" style:font-size-asian="12pt" style:font-size-complex="12pt"/>
    </style:style>
    <style:style style:name="T105" style:family="text">
      <style:text-properties fo:language="en" fo:country="US" fo:font-weight="bold" officeooo:rsid="001d5e69" style:font-weight-asian="bold" style:font-weight-complex="bold"/>
    </style:style>
    <style:style style:name="T106" style:family="text">
      <style:text-properties fo:language="en" fo:country="US" officeooo:rsid="001d5e69"/>
    </style:style>
    <style:style style:name="T107" style:family="text">
      <style:text-properties fo:color="#339966" loext:opacity="100%"/>
    </style:style>
    <style:style style:name="T108" style:family="text">
      <style:text-properties fo:color="#339966" loext:opacity="100%" fo:font-size="8pt" style:font-size-asian="8pt" style:font-size-complex="8pt"/>
    </style:style>
    <style:style style:name="T109" style:family="text">
      <style:text-properties fo:color="#339966" loext:opacity="100%" fo:font-size="10pt" style:font-size-asian="10pt" style:font-size-complex="10pt"/>
    </style:style>
    <style:style style:name="T110" style:family="text">
      <style:text-properties fo:color="#339966" loext:opacity="100%" style:font-name="Times New Roman" fo:font-size="10pt" style:font-size-asian="10pt" style:font-size-complex="10pt"/>
    </style:style>
    <style:style style:name="T111" style:family="text">
      <style:text-properties fo:color="#ff0000" loext:opacity="100%"/>
    </style:style>
    <style:style style:name="T112" style:family="text">
      <style:text-properties fo:color="#ff0000" loext:opacity="100%" fo:font-size="8pt" style:font-size-asian="8pt" style:font-size-complex="8pt"/>
    </style:style>
    <style:style style:name="T113" style:family="text">
      <style:text-properties fo:color="#ff0000" loext:opacity="100%" fo:font-size="10pt" style:font-size-asian="10pt" style:font-size-complex="10pt"/>
    </style:style>
    <style:style style:name="T114" style:family="text">
      <style:text-properties fo:color="#ff0000" loext:opacity="100%" style:font-name="Times New Roman" fo:font-size="10pt" style:font-size-asian="10pt" style:font-size-complex="10pt"/>
    </style:style>
    <style:style style:name="T115" style:family="text">
      <style:text-properties fo:color="#0000ff" loext:opacity="100%"/>
    </style:style>
    <style:style style:name="T116" style:family="text">
      <style:text-properties fo:color="#0000ff" loext:opacity="100%" fo:font-size="8pt" style:font-size-asian="8pt" style:font-size-complex="8pt"/>
    </style:style>
    <style:style style:name="T117" style:family="text">
      <style:text-properties fo:color="#0000ff" loext:opacity="100%" fo:font-size="10pt" style:font-size-asian="10pt" style:font-size-complex="10pt"/>
    </style:style>
    <style:style style:name="T118" style:family="text">
      <style:text-properties fo:color="#0000ff" loext:opacity="100%" style:font-name="Times New Roman" fo:font-size="10pt" style:font-size-asian="10pt" style:font-size-complex="10pt"/>
    </style:style>
    <style:style style:name="T119" style:family="text">
      <style:text-properties fo:color="#99cc00" loext:opacity="100%"/>
    </style:style>
    <style:style style:name="T120" style:family="text">
      <style:text-properties fo:color="#99cc00" loext:opacity="100%" fo:font-size="8pt" style:font-size-asian="8pt" style:font-size-complex="8pt"/>
    </style:style>
    <style:style style:name="T121" style:family="text">
      <style:text-properties fo:color="#99cc00" loext:opacity="100%" fo:font-size="10pt" style:font-size-asian="10pt" style:font-size-complex="10pt"/>
    </style:style>
    <style:style style:name="T122" style:family="text">
      <style:text-properties fo:color="#99cc00" loext:opacity="100%" style:font-name="Times New Roman" fo:font-size="10pt" style:font-size-asian="10pt" style:font-size-complex="10pt"/>
    </style:style>
    <style:style style:name="T123" style:family="text">
      <style:text-properties fo:color="#333399" loext:opacity="100%"/>
    </style:style>
    <style:style style:name="T124" style:family="text">
      <style:text-properties fo:color="#333399" loext:opacity="100%" fo:font-size="8pt" style:font-size-asian="8pt" style:font-size-complex="8pt"/>
    </style:style>
    <style:style style:name="T125" style:family="text">
      <style:text-properties fo:color="#333399" loext:opacity="100%" fo:font-size="10pt" style:font-size-asian="10pt" style:font-size-complex="10pt"/>
    </style:style>
    <style:style style:name="T126" style:family="text">
      <style:text-properties fo:color="#333399" loext:opacity="100%" style:font-name="Times New Roman" fo:font-size="10pt" style:font-size-asian="10pt" style:font-size-complex="10pt"/>
    </style:style>
    <style:style style:name="T127" style:family="text">
      <style:text-properties fo:color="#ffcc00" loext:opacity="100%"/>
    </style:style>
    <style:style style:name="T128" style:family="text">
      <style:text-properties fo:color="#ffcc00" loext:opacity="100%" fo:font-size="8pt" style:font-size-asian="8pt" style:font-size-complex="8pt"/>
    </style:style>
    <style:style style:name="T129" style:family="text">
      <style:text-properties fo:color="#ffcc00" loext:opacity="100%" fo:font-size="10pt" style:font-size-asian="10pt" style:font-size-complex="10pt"/>
    </style:style>
    <style:style style:name="T130" style:family="text">
      <style:text-properties fo:color="#ffcc00" loext:opacity="100%"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анипулирование</text:p>
      <text:p text:style-name="P2"/>
      <text:p text:style-name="P25"><text:span text:style-name="T2">М</text:span><text:span text:style-name="T1">анипуляция - это обман человеческого понимания. <text:s/></text:span><text:span text:style-name="T5">И</text:span><text:span text:style-name="T1">зменение восприятия вещи, события, отношения, слова или фразы</text:span><text:span text:style-name="T3">.</text:span><text:span text:style-name="T1"> </text:span><text:span text:style-name="T4">Средство: </text:span><text:span text:style-name="T1">формулировк</text:span><text:span text:style-name="T4">а</text:span><text:span text:style-name="T1"> </text:span><text:span text:style-name="T18">формальных целе</text:span><text:span text:style-name="T19">й.</text:span></text:p>
      <text:p text:style-name="P27"/>
      <text:p text:style-name="P32"><text:span text:style-name="T4">Ц</text:span><text:span text:style-name="T1">ель — побудить </text:span><text:span text:style-name="T6">объект </text:span><text:span text:style-name="T1">действовать в соответствии с целью ман</text:span><text:span text:style-name="T17">и</text:span><text:span text:style-name="T1">пулятора. </text:span></text:p>
      <text:p text:style-name="P28">Основные цели:</text:p>
      <text:p text:style-name="P29">1) заставить объект поверить, что ты — то, чем не являешься, и наоборот,</text:p>
      <text:p text:style-name="P33"><text:span text:style-name="T1">2) </text:span><text:span text:style-name="T7">заставить объект сделать то, чего бы он не сделал, если бы ему не изменили восприятие.</text:span></text:p>
      <text:p text:style-name="P30"/>
      <text:p text:style-name="P34"><text:span text:style-name="T7">У</text:span><text:span text:style-name="T1">язвимости:</text:span></text:p>
      <text:p text:style-name="P34"><text:span text:style-name="T1">1) </text:span><text:span text:style-name="T22">действие</text:span><text:span text:style-name="T1"> </text:span><text:span text:style-name="T10">(импульс)</text:span><text:span text:style-name="T1"> — </text:span><text:span text:style-name="T8">ЦНС </text:span><text:span text:style-name="T9">приказывает</text:span><text:span text:style-name="T8"> </text:span><text:span text:style-name="T20">действовать</text:span><text:span text:style-name="T8">, </text:span><text:span text:style-name="T9">чтобы удовлетворить потребность. </text:span><text:span text:style-name="T11">Если человек нуждается в пище, можно включить в </text:span><text:span text:style-name="T21">действие</text:span><text:span text:style-name="T11">, необходимое для у</text:span><text:span text:style-name="T13">д</text:span><text:span text:style-name="T11">овлетворения этой потребности, промежуточный этап </text:span><text:span text:style-name="T12">(необходимость получить деньги на покупку еды). </text:span><text:span text:style-name="T14">Манипулятор может пресечь эту возможность и предложить деньги в обмен на услугу — </text:span><text:span text:style-name="T15">простую, но компрометирующую, </text:span><text:span text:style-name="T16">которая будет использована для шантажа).</text:span></text:p>
      <text:p text:style-name="P35"><text:span text:style-name="T16">2</text:span><text:span text:style-name="T1">) уязвимости мышления.</text:span></text:p>
      <text:p text:style-name="P3"/>
      <text:p text:style-name="P4"><text:span text:style-name="T72">Money</text:span><text:span text:style-name="T73"> </text:span><text:span text:style-name="T75">(«деньги»: жадность) — </text:span><text:span text:style-name="T76">как можно более </text:span><text:span text:style-name="T77">продолжительное</text:span><text:span text:style-name="T76"> </text:span><text:span text:style-name="T78">косвенное </text:span><text:span text:style-name="T79">обещание материальной выгоды, </text:span><text:span text:style-name="T76">пока объект не поймет, что ему никогда не заплатят </text:span><text:span text:style-name="T80">за оказанную услугу или предательство.</text:span></text:p>
      <text:p text:style-name="P5"/>
      <text:p text:style-name="P4"><text:span text:style-name="T72">Ideology</text:span><text:span text:style-name="T75"> (идеология) — </text:span><text:span text:style-name="T81">часто сопровождается вербовкой под </text:span><text:span text:style-name="T75">«</text:span><text:span text:style-name="T82">фальшивы</text:span><text:span text:style-name="T81">м</text:span><text:span text:style-name="T82"> флаг</text:span><text:span text:style-name="T81">ом</text:span><text:span text:style-name="T82">», </text:span><text:span text:style-name="T83">требует выявления реальных глубоких мотивов, приведших к алиби идеологического утверждения. </text:span><text:span text:style-name="T84">Эти мотивы обычно возникают в результате длительной травмы</text:span><text:span text:style-name="T85">:</text:span></text:p>
      <text:p text:style-name="P6"><text:tab/>- личное разочарование, которое объект отказывается признать, т.к. оно не могло быть воспринято как «благородное» или законное,</text:p>
      <text:p text:style-name="P4"><text:span text:style-name="T85"><text:tab/>- </text:span><text:span text:style-name="T86">месть после глубокой досады или обмана,</text:span></text:p>
      <text:p text:style-name="P4"><text:span text:style-name="T86"><text:tab/>- </text:span><text:span text:style-name="T87">разочарование в любви </text:span><text:span text:style-name="T88">(инцидент, связанный с убеждением или мировоззрением),<text:tab/>- </text:span><text:span text:style-name="T89">длинная череда неудач, приводящих к личному упадку, когда объект постепенно отказывается от веры в себя, </text:span><text:span text:style-name="T90">чтобы поверить в идеал, </text:span><text:span text:style-name="T91">воспринимаемый как усиливающи</text:span><text:span text:style-name="T92">й</text:span><text:span text:style-name="T91"> и </text:span><text:span text:style-name="T90">объединяющий других людей и подменяющий его эго </text:span><text:span text:style-name="T93">(нечувствительны к личной критике)</text:span><text:span text:style-name="T94">,</text:span></text:p>
      <text:p text:style-name="P4"><text:span text:style-name="T94"><text:tab/>- </text:span><text:span text:style-name="T95">синдром «</text:span><text:span text:style-name="T74">40 </text:span><text:span text:style-name="T95">лет», </text:span><text:span text:style-name="T96">разочарование из-за того, что не получил продвижение, которое считает заслуженным, но видит </text:span><text:span text:style-name="T97">других, которые моложе </text:span><text:span text:style-name="T98">и </text:span><text:span text:style-name="T97">получи</text:span><text:span text:style-name="T98">ли</text:span><text:span text:style-name="T97"> повышение </text:span><text:span text:style-name="T99">(у</text:span><text:span text:style-name="T100">язвимы к коррупции</text:span><text:span text:style-name="T99">)</text:span><text:span text:style-name="T100">.</text:span></text:p>
      <text:p text:style-name="P26">Манипулировать по идеологическим основаниям легче, когда идеология человека, которым нужно манипулировать, находится на одном конце политического или религиозного спектра.</text:p>
      <text:p text:style-name="P31"/>
      <text:p text:style-name="P8"><text:span text:style-name="T105">Coersion</text:span><text:span text:style-name="T106"> (</text:span><text:span text:style-name="T42">принуждение, </text:span><text:span text:style-name="T43">шантаж</text:span><text:span text:style-name="T42">).</text:span></text:p>
      <text:p text:style-name="P7"/>
      <text:p text:style-name="P4"><text:span text:style-name="T72">Ego</text:span><text:span text:style-name="T73"> (</text:span><text:span text:style-name="T75">эго) — </text:span><text:span text:style-name="T101">лесть, обычно легко реализуемая. </text:span><text:span text:style-name="T102">Ненадежно, так как </text:span><text:span text:style-name="T103">легко </text:span><text:span text:style-name="T102">пере</text:span><text:span text:style-name="T103">бить, </text:span><text:span text:style-name="T104">поэтому всегда следует другая манипуляция с помощью другого рычага.</text:span></text:p>
      <text:p text:style-name="P9"/>
      <text:p text:style-name="P1">Характеристики</text:p>
      <text:p text:style-name="P19">1. «<text:span text:style-name="T23">И</text:span>скажение» <text:span text:style-name="T23">реальности</text:span>.</text:p>
      <text:p text:style-name="P19"><text:span text:style-name="T24"><text:tab/></text:span><text:span text:style-name="T25">а) </text:span><text:span text:style-name="T26">влияние, </text:span><text:span text:style-name="T25">э</text:span>ксплуат<text:span text:style-name="T26">ирующее</text:span> <text:span text:style-name="T24">уязвимост</text:span><text:span text:style-name="T26">и</text:span><text:span text:style-name="T24"> мышления </text:span><text:span text:style-name="T27">(</text:span>не меша<text:span text:style-name="T28">е</text:span>т <text:span text:style-name="T27">объекту</text:span> выбирать, <text:span text:style-name="T27">а </text:span>извращает то, как <text:span text:style-name="T27">он</text:span> <text:span text:style-name="T29">формирует</text:span> решени<text:span text:style-name="T29">я</text:span>, предпочтения, <text:span text:style-name="T29">цели</text:span><text:span text:style-name="T27">),</text:span></text:p>
      <text:p text:style-name="P19"><text:tab/><text:span text:style-name="T25">б) </text:span><text:span text:style-name="T30">вызов</text:span> <text:span text:style-name="T31">импульсивно</text:span><text:span text:style-name="T30">го</text:span><text:span text:style-name="T31"> </text:span>поведени<text:span text:style-name="T30">я</text:span>. </text:p>
      <text:p text:style-name="P20">2. <text:span text:style-name="T32">О</text:span>бман.</text:p>
      <text:p text:style-name="P20"><text:tab/><text:span text:style-name="T33">а) </text:span>выз<text:span text:style-name="T33">ов</text:span> ложны<text:span text:style-name="T33">х</text:span> убеждени<text:span text:style-name="T33">й </text:span><text:span text:style-name="T34">или</text:span><text:span text:style-name="T33"> </text:span>ожидани<text:span text:style-name="T33">й, </text:span></text:p>
      <text:p text:style-name="P20"><text:tab/><text:span text:style-name="T35">б) вызов ложных эмоций </text:span><text:span text:style-name="T36">(чувство вины)</text:span><text:span text:style-name="T35">.</text:span></text:p>
      <text:p text:style-name="P21">3. <text:span text:style-name="T37">Д</text:span>авление.<text:span text:style-name="T39"> </text:span><text:span text:style-name="T40">Э</text:span><text:span text:style-name="T38">моциональный шантаж и давление со стороны.</text:span></text:p>
      <text:p text:style-name="P22"><text:soft-page-break/>Примеры</text:p>
      <text:p text:style-name="P23"/>
      <text:p text:style-name="P10">1. <text:span text:style-name="T45">Очаровать </text:span><text:span text:style-name="T46">объект</text:span><text:span text:style-name="T45">, чтобы он захотел угодить, сделав X.</text:span></text:p>
      <text:p text:style-name="P11">2. <text:span text:style-name="T47">Преувеличивать преимущества и преуменьшать недостатки X, а с Y — наоборот.</text:span></text:p>
      <text:p text:style-name="P12">3. <text:span text:style-name="T48">Заставить </text:span><text:span text:style-name="T49">объект</text:span><text:span text:style-name="T48"> чувствовать себя виноват</text:span><text:span text:style-name="T49">ым</text:span><text:span text:style-name="T48">, если он предпочтет сделать Y.</text:span></text:p>
      <text:p text:style-name="P13">4. <text:span text:style-name="T50">Ввести </text:span><text:span text:style-name="T51">объект</text:span><text:span text:style-name="T50"> в эмоциональное состояние, когда </text:span><text:span text:style-name="T52">делать </text:span><text:span text:style-name="T50">X будет </text:span><text:span text:style-name="T53">казаться </text:span><text:span text:style-name="T54">более правильным</text:span><text:span text:style-name="T50">.</text:span></text:p>
      <text:p text:style-name="P14">5. <text:span text:style-name="T55">Обратить внимание, что Y сделает </text:span><text:span text:style-name="T56">объект</text:span><text:span text:style-name="T55"> менее достойн</text:span><text:span text:style-name="T57">ым</text:span><text:span text:style-name="T55"> и привлекательн</text:span><text:span text:style-name="T57">ым</text:span><text:span text:style-name="T55"> для друзей.</text:span></text:p>
      <text:p text:style-name="P15">6. <text:span text:style-name="T58">Заставить </text:span><text:span text:style-name="T59">объект</text:span><text:span text:style-name="T58"> чувствовать себя плохо и представить Y как выбор, который усугубит </text:span><text:span text:style-name="T60">это</text:span><text:span text:style-name="T58"> состояние, и/или X как выбор, который будет препятствовать или бороться с </text:span><text:span text:style-name="T61">этим состоянием</text:span><text:span text:style-name="T58">.</text:span></text:p>
      <text:p text:style-name="P16">7. <text:span text:style-name="T62">Сделать небольшое одолжение </text:span><text:span text:style-name="T63">объекту</text:span><text:span text:style-name="T62">, чтобы он чувствовал себя обязанн</text:span><text:span text:style-name="T63">ым</text:span><text:span text:style-name="T62">.</text:span></text:p>
      <text:p text:style-name="P17">8. <text:span text:style-name="T64">Заставить </text:span><text:span text:style-name="T65">объект</text:span><text:span text:style-name="T64"> усомниться в своих суждениях, чтобы он положил</text:span><text:span text:style-name="T65">ся</text:span><text:span text:style-name="T64"> на совет.</text:span></text:p>
      <text:p text:style-name="P18">9. <text:span text:style-name="T66">Сказать </text:span><text:span text:style-name="T67">объект</text:span><text:span text:style-name="T66">, что если он сделает Y, а не X, то </text:span><text:span text:style-name="T67">дружба с ним будет </text:span><text:span text:style-name="T66">разорв</text:span><text:span text:style-name="T67">ана</text:span><text:span text:style-name="T66">.</text:span></text:p>
      <text:p text:style-name="P18">10. Сосредоточить внимание <text:span text:style-name="T68">оъекта</text:span> на <text:span text:style-name="T69">а</text:span><text:span text:style-name="T70">с</text:span>пекте выполнения Y, <text:span text:style-name="T69">которого он боится, </text:span><text:span text:style-name="T71">и усилить этот страх, чтобы заставить е</text:span><text:span text:style-name="T68">го</text:span><text:span text:style-name="T71"> передумать делать Y.</text:span></text:p>
      <text:p text:style-name="P18"/>
      <text:p text:style-name="P24"><text:bookmark-start text:name="__DdeLink__1098_2485428041"/>Tactic 3 <text:bookmark-end text:name="__DdeLink__1098_2485428041"/>- “<text:bookmark-start text:name="__DdeLink__1086_2485428041"/>guilt trip<text:bookmark-end text:name="__DdeLink__1086_2485428041"/>”</text:p>
      <text:p text:style-name="P24">Tactic <text:span text:style-name="T44">5</text:span> <text:s/>- “peer pressure” </text:p>
      <text:p text:style-name="P24">Tactic <text:span text:style-name="T44">6</text:span> <text:s/>- “<text:bookmark-start text:name="__DdeLink__1088_2485428041"/>negging<text:bookmark-end text:name="__DdeLink__1088_2485428041"/>”</text:p>
      <text:p text:style-name="P24"><text:bookmark-start text:name="__DdeLink__1100_2485428041"/>Tactic <text:span text:style-name="T44">8</text:span> <text:s/>- <text:bookmark-end text:name="__DdeLink__1100_2485428041"/>“gaslighting” </text:p>
      <text:p text:style-name="P39"><text:span text:style-name="T38">Tactic </text:span><text:span text:style-name="T41">9</text:span><text:span text:style-name="T38"> <text:s/>- “emotional blackmail”</text:span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39"><text:span text:style-name="T38"/></text:p>
      <text:p text:style-name="P49"><text:soft-page-break/>Потребности</text:p>
      <text:p text:style-name="P4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<text:span text:style-name="Strong_20_Emphasis"><text:span text:style-name="T110">Физиологические потребности</text:span></text:span><text:span text:style-name="T110"> — обеспечивают выживание человека.</text:span></text:p>
          </table:table-cell>
          <table:table-cell table:style-name="Table1.B1" office:value-type="string">
            <text:p text:style-name="P40">Дышать.</text:p>
            <text:p text:style-name="P40">Есть.</text:p>
            <text:p text:style-name="P40">Пить.</text:p>
            <text:p text:style-name="P40">Нормально дышать.</text:p>
            <text:p text:style-name="P40">Употреблять достаточное количество жидкости.</text:p>
            <text:p text:style-name="P40">Двигаться.</text:p>
            <text:p text:style-name="P40">Поддерживать нужное положение.</text:p>
            <text:p text:style-name="P40">Спать.</text:p>
            <text:p text:style-name="P40">Отдыхать.</text:p>
            <text:p text:style-name="P40">Выбирать одежду.</text:p>
            <text:p text:style-name="P40">Поддерживать температуру тела в нормальных пре­делах.</text:p>
            <text:p text:style-name="P40">Соблюдать личную гигиену.</text:p>
            <text:p text:style-name="P40">Заботиться о внешнем виде.</text:p>
            <text:p text:style-name="P40">Укрытие.</text:p>
            <text:p text:style-name="P40">Наличие убежища.</text:p>
            <text:p text:style-name="P40">Продолжение рода.</text:p>
            <text:p text:style-name="P48"><text:span text:style-name="T107">Одежда.</text:span><text:line-break/><text:span text:style-name="T107">Потребность в пище.</text:span></text:p>
            <text:p text:style-name="P40">Жилище.</text:p>
            <text:p text:style-name="P40">Питание.</text:p>
            <text:p text:style-name="P40">Жажда.</text:p>
            <text:p text:style-name="P40">Сон.</text:p>
            <text:p text:style-name="P40">Комфортная внешняя температура.</text:p>
            <text:p text:style-name="P40">Пригодная для утоления жажды чистая вода.</text:p>
            <text:p text:style-name="P40">Здоровая экология.</text:p>
            <text:p text:style-name="P40">Избавление от продуктов жизнедеятельности.</text:p>
          </table:table-cell>
        </table:table-row>
        <table:table-row>
          <table:table-cell table:style-name="Table1.A2" office:value-type="string">
            <text:p text:style-name="P37"><text:span text:style-name="Strong_20_Emphasis"><text:span text:style-name="T114">Потребности безопасности и защищёности.</text:span></text:span></text:p>
          </table:table-cell>
          <table:table-cell table:style-name="Table1.B2" office:value-type="string">
            <text:p text:style-name="P41">Быть здоровым.</text:p>
            <text:p text:style-name="P41">Избегать опасности.</text:p>
            <text:p text:style-name="P41">Избегать болезней.</text:p>
            <text:p text:style-name="P41">Избегать стрессов.</text:p>
            <text:p text:style-name="P41">Обеспечивать свою безопасность и не создавать опастности для других людей. </text:p>
            <text:p text:style-name="P41">Стабильность комфорта обитания.</text:p>
            <text:p text:style-name="P41">Обеспечить себе будущее.</text:p>
            <text:p text:style-name="P41">Избегать неприятностей.</text:p>
            <text:p text:style-name="P41">Упрочить свое положение.</text:p>
            <text:p text:style-name="P41">Защита от насилия.</text:p>
            <text:p text:style-name="P41">Финансовая благополучие.</text:p>
            <text:p text:style-name="P41">Свобода от несчастных случаев.</text:p>
            <text:p text:style-name="P41">Легкодоступность медицинской помощи.</text:p>
            <text:p text:style-name="P41">Опасность заразиться опасным заболеванием.</text:p>
            <text:p text:style-name="P41">Попасть в финансовые затруднения.</text:p>
            <text:p text:style-name="P41">Подвергнуться физическому нападении.</text:p>
            <text:p text:style-name="P41">Издевательство на рабочем месте.</text:p>
            <text:p text:style-name="P41">Насмешки в школе.</text:p>
            <text:p text:style-name="P41">Оскорбление на улице.</text:p>
            <text:p text:style-name="P41">Комфорт.</text:p>
            <text:p text:style-name="P41">Гарантия занятости.</text:p>
            <text:p text:style-name="P41">Страхование от несчастных случаев.</text:p>
            <text:p text:style-name="P41">Уверенность в завтрашнем дне.</text:p>
            <text:p text:style-name="P41">Стабильность.</text:p>
            <text:p text:style-name="P41">Порядок.</text:p>
            <text:p text:style-name="P41">Страдание.</text:p>
            <text:p text:style-name="P41">Стабильное рабочее место.</text:p>
            <text:p text:style-name="P41">Стабильная политическая ситуация в стране.</text:p>
            <text:p text:style-name="P41">Избегание вреда.</text:p>
            <text:p text:style-name="P41"><text:soft-page-break/>Избегание неудач.</text:p>
            <text:p text:style-name="P41">Избегание обвинений.</text:p>
            <text:p text:style-name="P41">Противодействие.</text:p>
          </table:table-cell>
        </table:table-row>
        <table:table-row>
          <table:table-cell table:style-name="Table1.A2" office:value-type="string">
            <text:p text:style-name="P37"><text:span text:style-name="Strong_20_Emphasis"><text:span text:style-name="T118">Социальные потребности.</text:span></text:span></text:p>
          </table:table-cell>
          <table:table-cell table:style-name="Table1.B2" office:value-type="string">
            <text:p text:style-name="P38">Общение.</text:p>
            <text:p text:style-name="P42">Дружеские отношения.</text:p>
            <text:p text:style-name="P42">Семейные связи.</text:p>
            <text:p text:style-name="P42">Эмоциональная близость с другими. </text:p>
            <text:p text:style-name="P42">Романтические отношения. </text:p>
            <text:p text:style-name="P42">Коммуникация с другими людьми.</text:p>
            <text:p text:style-name="P42">Принадлежность к социуму.</text:p>
            <text:p text:style-name="P42">Принадлежность к группе. </text:p>
            <text:p text:style-name="P42">Благополучие в межличностных отношениях.</text:p>
            <text:p text:style-name="P42">Проявление заботы и получения ее взамен.</text:p>
            <text:p text:style-name="P42">Внимание к себе. </text:p>
            <text:p text:style-name="P42">Иметь хороших собеседников.</text:p>
            <text:p text:style-name="P42">Желание в совместной деятельности.</text:p>
            <text:p text:style-name="P42">Потребность во взаимопомощи.</text:p>
            <text:p text:style-name="P42">Потребность в сопричастности.</text:p>
            <text:p text:style-name="P42">Потребность в любови.</text:p>
            <text:p text:style-name="P42">Потребность в дружбе.</text:p>
            <text:p text:style-name="P42">Желание во взаимодействии с другими людьми.</text:p>
            <text:p text:style-name="P42">Ощущать себя частью социума.</text:p>
            <text:p text:style-name="P42">Ощущать себя частью класса, группы.</text:p>
            <text:p text:style-name="P42">Ощущать себя частью рабочего коллектива.</text:p>
            <text:p text:style-name="P42">Ощущать себя частью семьи.</text:p>
            <text:p text:style-name="P42">Иметь теплые отношения с людьми. </text:p>
            <text:p text:style-name="P42">Быть понятым другими. </text:p>
            <text:p text:style-name="P42">Потребность в любви и привязанности.</text:p>
            <text:p text:style-name="P42">Быть понимаемым и принимаемым.</text:p>
            <text:p text:style-name="P42">Теплые чувства к живому существу и необходимость в ответных.</text:p>
            <text:p text:style-name="P42">Причастность к культуре.</text:p>
            <text:p text:style-name="P42">Потребность в связях с людьми. </text:p>
            <text:p text:style-name="P42">Желание в совместной деятельности.</text:p>
          </table:table-cell>
        </table:table-row>
        <table:table-row>
          <table:table-cell table:style-name="Table1.A2" office:value-type="string">
            <text:p text:style-name="P37"><text:span text:style-name="Strong_20_Emphasis"><text:span text:style-name="T122">Потребности в признании и самоуважении</text:span></text:span></text:p>
          </table:table-cell>
          <table:table-cell table:style-name="Table1.B2" office:value-type="string">
            <text:p text:style-name="P43">Желание уверенности в себе.</text:p>
            <text:p text:style-name="P43">Стремление к компетентности.</text:p>
            <text:p text:style-name="P43">Стремление к мастерству.</text:p>
            <text:p text:style-name="P43">Достижение в уважении.</text:p>
            <text:p text:style-name="P43">Желание развития в карьере.</text:p>
            <text:p text:style-name="P43">Стремление занять высокое место в обществе.</text:p>
            <text:p text:style-name="P43">Интерес к одобрительным отзывам о своей деятельности.</text:p>
            <text:p text:style-name="P43">Стремление к успеху.</text:p>
            <text:p text:style-name="P43">Потребность быть оценённым по достоинству.</text:p>
            <text:p text:style-name="P43">Ты меня уважаешь?!</text:p>
            <text:p text:style-name="P43">Стремление к уважению со стороны других.</text:p>
            <text:p text:style-name="P43">Признание общества.</text:p>
            <text:p text:style-name="P43">Стремление к достижению успеха и высокой оценки.</text:p>
            <text:p text:style-name="P43">Потребность в карьерном росте.</text:p>
            <text:p text:style-name="P43">Самоутверждение.</text:p>
            <text:p text:style-name="P43">Желание поднять социальный статус.</text:p>
            <text:p text:style-name="P43">Привлечение внимания к себе. </text:p>
            <text:p text:style-name="P47"><text:span text:style-name="T119">Необходимость удостовериться в собственной значимости.</text:span><text:line-break/><text:span text:style-name="T119">Активное выставление фото в инстаграм, фейсбук и т.д. </text:span></text:p>
            <text:p text:style-name="P43">Добиться признания и уважения.</text:p>
            <text:p text:style-name="P43"><text:soft-page-break/>Обеспечить себе положение влияния.</text:p>
            <text:p text:style-name="P43">Повышать уровень мастерства и компетентности.</text:p>
            <text:p text:style-name="P43">Занятие спортом.</text:p>
            <text:p text:style-name="P43">Желание добиться успеха.</text:p>
            <text:p text:style-name="P43">Иметь престижную и уважаемую другими работу.</text:p>
          </table:table-cell>
        </table:table-row>
        <table:table-row>
          <table:table-cell table:style-name="Table1.A2" office:value-type="string">
            <text:p text:style-name="P37"><text:span text:style-name="Strong_20_Emphasis"><text:span text:style-name="T126">Духовные, эстетические потребности</text:span></text:span></text:p>
          </table:table-cell>
          <table:table-cell table:style-name="Table1.B2" office:value-type="string">
            <text:p text:style-name="P44">Потребность в познании окружающей среды и себя.</text:p>
            <text:p text:style-name="P44">Потребность в творчестве.</text:p>
            <text:p text:style-name="P44">Стремиться к эстетическим наслаждениям.</text:p>
            <text:p text:style-name="P44">Потребность в чтении литературы. </text:p>
            <text:p text:style-name="P44">Интерес к посещению театра.</text:p>
            <text:p text:style-name="P44">Интерес в получении новых знаний о мире.</text:p>
            <text:p text:style-name="P44">Развитие творческих способностей.</text:p>
            <text:p text:style-name="P44">Стремление к гармонии.</text:p>
            <text:p text:style-name="P44">Формирование творческой состоятельности.</text:p>
            <text:p text:style-name="P44">Стремление к созиданию нового.</text:p>
            <text:p text:style-name="P44">Занятие рисованием, лепкой.</text:p>
            <text:p text:style-name="P44">Интерес к музыке.</text:p>
            <text:p text:style-name="P44">Посещение художественных галерей. </text:p>
            <text:p text:style-name="P44">Развитие творческих потенций.</text:p>
            <text:p text:style-name="P44">Саморазвитие через творчество.</text:p>
          </table:table-cell>
        </table:table-row>
        <table:table-row>
          <table:table-cell table:style-name="Table1.A2" office:value-type="string">
            <text:p text:style-name="P37"><text:span text:style-name="Strong_20_Emphasis"><text:span text:style-name="T130">Потребность в самореализации.</text:span></text:span></text:p>
          </table:table-cell>
          <table:table-cell table:style-name="Table1.B2" office:value-type="string">
            <text:p text:style-name="P45">Потребность стать тем, кем данный человек способен стать.</text:p>
            <text:p text:style-name="P45">Стремление реализовать свой собственный потенциал.</text:p>
            <text:p text:style-name="P45">Продолжать саморазвитие.</text:p>
            <text:p text:style-name="P45">Осуществление своих способностей и талантов.</text:p>
            <text:p text:style-name="P45">Непрерывная реализация потенциальных возможностей, способностей.</text:p>
            <text:p text:style-name="P45">Совершение своей миссии.</text:p>
            <text:p text:style-name="P45">Полное познание, осмысление своего «Я».</text:p>
            <text:p text:style-name="P45">Стремление развивать свои силы и способности.</text:p>
            <text:p text:style-name="P45">Стремиться к новому и неизведанному.</text:p>
            <text:p text:style-name="P45">Заниматься делом, требующим полной отдачи. </text:p>
            <text:p text:style-name="P45">Поиск смысла жизни и своего места в нём.</text:p>
            <text:p text:style-name="P45">Реализация собственных способностей, талантов.</text:p>
            <text:p text:style-name="P46">Осуществление собственных замыслов.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Noto Sans Devanagari UI" svg:font-family="'Noto Sans Devanagari UI'" style:font-family-generic="swiss"/>
    <style:font-face style:name="Times New Roman2" svg:font-family="'Times New Roman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ru" fo:country="RU" style:letter-kerning="true" style:font-name-asian="Times New Roma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rial" fo:font-size="12pt" fo:language="ru" fo:country="RU" style:letter-kerning="true" style:font-name-asian="Times New Roma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name-asian="Cambria" style:font-family-asian="Cambria" style:font-family-generic-asian="roman" style:font-size-asian="12pt" style:font-name-complex="Noto Sans Devanagari UI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name-asian="Times New Roman1" style:font-family-asian="'Times New Roman'" style:font-family-generic-asian="roman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Times New Roman1" style:font-family-asian="'Times New Roman'" style:font-family-generic-asian="roman" style:font-size-asian="12pt" style:font-name-complex="Mangal1" style:font-family-complex="Mangal"/>
    </style:style>
    <style:style style:name="Основной_20_текст" style:display-name="Основной текст" style:family="paragraph" style:parent-style-name="Standard" style:default-outline-level="">
      <loext:graphic-properties draw:fill="none" draw:fill-color="#ffffff"/>
      <style:paragraph-properties fo:margin-left="0mm" fo:margin-right="0mm" fo:orphans="0" fo:widows="0" fo:text-indent="5.64mm" style:auto-text-indent="false" fo:background-color="transparent"/>
      <style:text-properties fo:font-variant="normal" fo:text-transform="none" style:text-line-through-style="none" style:text-line-through-type="none" style:font-name="Times New Roman2" fo:font-family="'Times New Roman'" style:font-family-generic="swiss" fo:font-size="15pt" fo:font-style="normal" style:text-underline-style="none" fo:font-weight="normal" fo:background-color="transparent" style:font-name-asian="Times New Roman1" style:font-family-asian="'Times New Roman'" style:font-family-generic-asian="roman" style:font-size-asian="15pt" style:font-style-asian="normal" style:font-weight-asian="normal" style:font-name-complex="Times New Roman2" style:font-family-complex="'Times New Roman'" style:font-family-generic-complex="swiss" style:font-size-complex="15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5:03:09.872000000</meta:creation-date>
    <meta:editing-duration>P0D</meta:editing-duration>
    <meta:editing-cycles>1</meta:editing-cycles>
    <meta:generator>LibreOffice/7.0.1.2$Windows_x86 LibreOffice_project/7cbcfc562f6eb6708b5ff7d7397325de9e764452</meta:generator>
    <meta:document-statistic meta:table-count="1" meta:image-count="0" meta:object-count="0" meta:page-count="5" meta:paragraph-count="188" meta:word-count="1030" meta:character-count="7979" meta:non-whitespace-character-count="7097"/>
  </office:meta>
</office:document-meta>
</file>